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DF0000003EAA95D984EB5E3E2D.png" manifest:media-type="image/png"/>
  <manifest:file-entry manifest:full-path="Pictures/10000000000000DB000000DC3BD9BE67129630B4.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sans-serif"/>
    <style:font-face style:name="OpenSymbol" svg:font-family="OpenSymbol"/>
    <style:font-face style:name="Tahoma1" svg:font-family="Tahoma"/>
    <style:font-face style:name="proxima-nova" svg:font-family="proxima-nova"/>
    <style:font-face style:name="sans-serif" svg:font-family="sans-serif"/>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Palatino"/>
    </style:style>
    <style:style style:name="P2" style:family="paragraph" style:parent-style-name="Header">
      <style:paragraph-properties fo:text-align="start" style:justify-single-word="false"/>
      <style:text-properties style:font-name="Palatino" fo:font-size="11pt" fo:font-weight="bold" officeooo:rsid="001675a9" officeooo:paragraph-rsid="001675a9" style:font-size-asian="11pt" style:font-weight-asian="bold" style:font-size-complex="11pt" style:font-weight-complex="bold"/>
    </style:style>
    <style:style style:name="P3" style:family="paragraph" style:parent-style-name="Header">
      <style:paragraph-properties fo:text-align="start" style:justify-single-word="false"/>
      <style:text-properties style:font-name="Palatino" fo:font-size="11pt" fo:font-weight="bold" officeooo:rsid="0029fdee" officeooo:paragraph-rsid="0029fdee" style:font-size-asian="11pt" style:font-weight-asian="bold" style:font-size-complex="11pt" style:font-weight-complex="bold"/>
    </style:style>
    <style:style style:name="P4" style:family="paragraph" style:parent-style-name="Header">
      <style:paragraph-properties fo:text-align="start" style:justify-single-word="false"/>
      <style:text-properties style:font-name="Palatino" fo:font-size="11pt" style:font-size-asian="11pt" style:font-size-complex="11pt"/>
    </style:style>
    <style:style style:name="P5" style:family="paragraph" style:parent-style-name="Header">
      <style:paragraph-properties fo:text-align="start"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text-properties officeooo:rsid="0029fdee" officeooo:paragraph-rsid="0029fdee"/>
    </style:style>
    <style:style style:name="P8" style:family="paragraph" style:parent-style-name="Standard">
      <style:paragraph-properties fo:text-align="justify" style:justify-single-word="false"/>
      <style:text-properties style:font-name="Palatino"/>
    </style:style>
    <style:style style:name="P9" style:family="paragraph" style:parent-style-name="Standard">
      <style:paragraph-properties fo:text-align="justify" style:justify-single-word="false"/>
      <style:text-properties style:font-name="Palatino" style:text-underline-style="solid" style:text-underline-width="auto" style:text-underline-color="font-color"/>
    </style:style>
    <style:style style:name="P10" style:family="paragraph" style:parent-style-name="Standard">
      <style:paragraph-properties fo:text-align="justify" style:justify-single-word="false"/>
      <style:text-properties style:font-name="Palatino" fo:font-style="normal" style:text-underline-style="none" style:font-style-asian="normal" style:font-style-complex="normal"/>
    </style:style>
    <style:style style:name="P11" style:family="paragraph" style:parent-style-name="Standard">
      <style:paragraph-properties fo:text-align="justify" style:justify-single-word="false"/>
      <style:text-properties style:font-name="Palatino" style:text-underline-style="none" fo:font-weight="bold" officeooo:rsid="00240784" style:font-weight-asian="bold" style:font-weight-complex="bold"/>
    </style:style>
    <style:style style:name="P12" style:family="paragraph" style:parent-style-name="Standard" style:list-style-name="L1">
      <style:paragraph-properties fo:text-align="justify" style:justify-single-word="false"/>
      <style:text-properties style:font-name="Palatino"/>
    </style:style>
    <style:style style:name="P13" style:family="paragraph" style:parent-style-name="Standard" style:list-style-name="L2">
      <style:paragraph-properties fo:text-align="justify" style:justify-single-word="false"/>
      <style:text-properties style:font-name="Palatino" fo:font-style="normal" style:text-underline-style="none" officeooo:rsid="002d3a63" officeooo:paragraph-rsid="002d3a63" style:font-style-asian="normal" style:font-style-complex="normal"/>
    </style:style>
    <style:style style:name="P14" style:family="paragraph" style:parent-style-name="Standard">
      <style:paragraph-properties fo:text-align="justify" style:justify-single-word="false"/>
      <style:text-properties style:font-name="Palatino" fo:font-style="normal" style:text-underline-style="none" officeooo:rsid="002d3a63" officeooo:paragraph-rsid="0018e350" style:font-style-asian="normal" style:font-style-complex="normal"/>
    </style:style>
    <style:style style:name="P15" style:family="paragraph" style:parent-style-name="Standard" style:list-style-name="L2">
      <style:paragraph-properties fo:text-align="justify" style:justify-single-word="false"/>
      <style:text-properties fo:font-variant="normal" fo:text-transform="none" fo:color="#222222" style:font-name="Palatino" fo:font-size="9.75pt" fo:letter-spacing="normal" fo:font-style="normal" style:text-underline-style="none" fo:font-weight="normal" officeooo:rsid="002d3a63" officeooo:paragraph-rsid="002d3a63" style:font-style-asian="normal" style:font-style-complex="normal"/>
    </style:style>
    <style:style style:name="P16" style:family="paragraph"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paragraph-properties fo:text-align="justify" style:justify-single-word="false"/>
      <style:text-properties officeooo:rsid="002df65e" officeooo:paragraph-rsid="002df65e"/>
    </style:style>
    <style:style style:name="P19" style:family="paragraph" style:list-style-name="L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2e74df" style:font-weight-asian="bold" style:font-weight-complex="bold"/>
    </style:style>
    <style:style style:name="T3" style:family="text">
      <style:text-properties officeooo:rsid="0023c89a"/>
    </style:style>
    <style:style style:name="T4" style:family="text">
      <style:text-properties officeooo:rsid="001675a9"/>
    </style:style>
    <style:style style:name="T5" style:family="text">
      <style:text-properties officeooo:rsid="002df65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Objetivo:</text:p>
      <text:p text:style-name="P8"/>
      <text:list xml:id="list1021867375" text:style-name="L1">
        <text:list-item>
          <text:p text:style-name="P12"><text:span text:style-name="T4">Consolidar los conocimientos adquiridos en clase para la programación de una aplicación en Python.</text:span></text:p>
        </text:list-item>
      </text:list>
      <text:p text:style-name="P8"/>
      <text:p text:style-name="P9">Enunciado:</text:p>
      <text:p text:style-name="P10"/>
      <text:list xml:id="list3399467045" text:style-name="L2">
        <text:list-item>
          <text:p text:style-name="P13">Realizar una aplicación que permita gestionar los pedidos de una empresa almacenando la información dentro de archivos <text:span text:style-name="T5">o base de datos (SQLite)</text:span>, para lo cual deben seguir los siguientes paso:</text:p>
          <text:p text:style-name="P15"/>
          <text:p>La aplicación deberá: manejar clientes (se guarda su nombre, dirección, teléfono y e-mail), que pueden realizar pedidos de productos, de los cuales se anota la cantidad en stock. Un cliente puede tener una o varias cuentas para el pago de los pedidos. Cada cuenta está asociada a una tarjeta de crédito, y tiene una cierta cantidad disponible de dinero, que el cliente debe aumentar periódicamente para poder realizar nuevos pedidos.</text:p>
          <text:p text:style-name="P17">Un cliente puede empezar a realizar un pedido sólo si tiene alguna cuenta con dinero disponible. Al realizar un pedido, un cliente puede agruparlos en pedidos simples o compuestos. <text:s/>A su vez, un pedido compuesto contiene dos o más pedidos, que pueden ser simples o compuestos. Como es de esperar, el sistema debe garantizar que todos los pedidos simples que componen un pedido compuesto se paguen con cuentas del mismo cliente. Además, sólo es posible realizar peticiones de productos en stock.</text:p>
          <text:p text:style-name="P17">Existe una clase (de la cual debe haber una única instancia en la aplicación) responsable del cobro, orden de distribución y confirmación de los pedidos. El cobro de los pedidos se hace una vez al día, y el proceso consiste en comprobar todos los pedidos pendientes de cobro, y cobrarlos de la cuenta de pago correspondiente. Si una cuenta no tiene suficiente dinero, el pedido se rechaza (si es parte de un pedido compuesto, se rechaza el pedido entero). Una vez que el pedido está listo para servirse, se ordena su distribución, y una vez entregado, pasa a estar confirmado. </text:p>
        </text:list-item>
      </text:list>
      <text:p text:style-name="P18">Se aprobará como puntos adicionales a practicas si <text:s/>se realiza una implementación visual utilizando cualquier librería GUI (Tkinter).</text:p>
      <text:p text:style-name="P18">Finalmente, exportar un PDF del cuaderno de Jupyter Notebook vizulizando el funcionamiento y validación del sistema.</text:p>
      <text:p text:style-name="P18"><text:span text:style-name="T1">Plazo</text:span>: Se debe presentar el sistema funcionando hasta las <text:span text:style-name="T1">0</text:span><text:span text:style-name="T2">8</text:span><text:span text:style-name="T1">:00 del 20/11/2020</text:span>, la misma que deberá ser subida al git personal y adicionalmente dentro de un cuaderno de Jupyter Noteboo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Verdana, sans-serif"/>
    <style:font-face style:name="OpenSymbol" svg:font-family="OpenSymbol"/>
    <style:font-face style:name="Tahoma1" svg:font-family="Tahoma"/>
    <style:font-face style:name="proxima-nova" svg:font-family="proxima-nova"/>
    <style:font-face style:name="sans-serif" svg:font-family="sans-serif"/>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C"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C"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7.0896in" fo:margin-left="0in" fo:margin-right="-0.0021in" table:align="margins"/>
    </style:style>
    <style:style style:name="Tabla1.A" style:family="table-column">
      <style:table-column-properties style:column-width="0.766in" style:rel-column-width="7083*"/>
    </style:style>
    <style:style style:name="Tabla1.B" style:family="table-column">
      <style:table-column-properties style:column-width="3.3181in" style:rel-column-width="30670*"/>
    </style:style>
    <style:style style:name="Tabla1.C" style:family="table-column">
      <style:table-column-properties style:column-width="3.0056in" style:rel-column-width="27782*"/>
    </style:style>
    <style:style style:name="Tabla1.A1" style:family="table-cell">
      <style:table-cell-properties fo:padding="0.0382in" fo:border="none"/>
    </style:style>
    <style:style style:name="MP1" style:family="paragraph" style:parent-style-name="Header">
      <style:paragraph-properties fo:text-align="start" style:justify-single-word="false"/>
      <style:text-properties style:font-name="Palatino"/>
    </style:style>
    <style:style style:name="MP2" style:family="paragraph" style:parent-style-name="Header">
      <style:paragraph-properties fo:text-align="start" style:justify-single-word="false"/>
      <style:text-properties style:font-name="Palatino" fo:font-size="11pt" fo:font-weight="bold" officeooo:rsid="001675a9" officeooo:paragraph-rsid="001675a9" style:font-size-asian="11pt" style:font-weight-asian="bold" style:font-size-complex="11pt" style:font-weight-complex="bold"/>
    </style:style>
    <style:style style:name="MP3" style:family="paragraph" style:parent-style-name="Header">
      <style:paragraph-properties fo:text-align="start" style:justify-single-word="false"/>
      <style:text-properties style:font-name="Palatino" fo:font-size="11pt" style:font-size-asian="11pt" style:font-size-complex="11pt"/>
    </style:style>
    <style:style style:name="MP4" style:family="paragraph" style:parent-style-name="Table_20_Contents">
      <style:paragraph-properties fo:text-align="end" style:justify-single-word="false"/>
    </style:style>
    <style:style style:name="MP5" style:family="paragraph" style:parent-style-name="Header">
      <style:paragraph-properties fo:text-align="start" style:justify-single-word="false"/>
      <style:text-properties style:font-name="Palatino" fo:font-size="11pt" fo:font-weight="bold" officeooo:rsid="0029fdee" officeooo:paragraph-rsid="0029fdee" style:font-size-asian="11pt" style:font-weight-asian="bold" style:font-size-complex="11pt" style:font-weight-complex="bold"/>
    </style:style>
    <style:style style:name="MP6" style:family="paragraph" style:parent-style-name="Table_20_Contents">
      <style:paragraph-properties fo:text-align="end" style:justify-single-word="false"/>
      <style:text-properties officeooo:rsid="0029fdee" officeooo:paragraph-rsid="0029fdee"/>
    </style:style>
    <style:style style:name="MP7" style:family="paragraph" style:parent-style-name="Head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23c89a"/>
    </style:style>
    <style:style style:name="MT3" style:family="text">
      <style:text-properties officeooo:rsid="002df65e"/>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61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table:style-name="Tabla1.A1" office:value-type="string">
              <text:p text:style-name="MP1"><draw:frame draw:style-name="Mfr1" draw:name="gráficos2" text:anchor-type="as-char" svg:width="0.6472in" svg:height="0.65in" draw:z-index="0"><draw:image xlink:href="Pictures/10000000000000DB000000DC3BD9BE67129630B4.jpg" xlink:type="simple" xlink:show="embed" xlink:actuate="onLoad" loext:mime-type="image/jpeg"/></draw:frame></text:p>
            </table:table-cell>
            <table:table-cell table:style-name="Tabla1.A1" office:value-type="string">
              <text:p text:style-name="MP2">Simulación</text:p>
              <text:p text:style-name="MP3"><text:span text:style-name="MT1">Tema</text:span>: <text:span text:style-name="MT2">Inteligencia Artificial 1.</text:span></text:p>
            </table:table-cell>
            <table:table-cell table:style-name="Tabla1.A1" office:value-type="string">
              <text:p text:style-name="MP4"><draw:frame draw:style-name="Mfr2" draw:name="gráficos1" text:anchor-type="as-char" svg:y="-0.3146in" svg:width="1.8555in" svg:height="0.4854in" draw:z-index="1"><draw:image xlink:href="Pictures/10000000000000DF0000003EAA95D984EB5E3E2D.png" xlink:type="simple" xlink:show="embed" xlink:actuate="onLoad" loext:mime-type="image/png"/></draw:frame></text:p>
            </table:table-cell>
          </table:table-row>
          <table:table-row>
            <table:table-cell table:style-name="Tabla1.A1" office:value-type="string">
              <text:p text:style-name="MP1"/>
            </table:table-cell>
            <table:table-cell table:style-name="Tabla1.A1" office:value-type="string">
              <text:p text:style-name="MP5">Prueba <text:span text:style-name="MT3">1 - Practica</text:span></text:p>
            </table:table-cell>
            <table:table-cell table:style-name="Tabla1.A1" office:value-type="string">
              <text:p text:style-name="MP6"><text:span text:style-name="MT3">11/19</text:span>/2020</text:p>
            </table:table-cell>
          </table:table-row>
        </table:table>
        <text:p text:style-name="MP7"/>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09T10:14:10</meta:creation-date>
    <dc:date>2020-11-19T16:49:24.423281627</dc:date>
    <meta:editing-duration>P5DT14H39M21S</meta:editing-duration>
    <meta:editing-cycles>58</meta:editing-cycles>
    <meta:generator>LibreOffice/6.2.7.1$Linux_X86_64 LibreOffice_project/20$Build-1</meta:generator>
    <meta:print-date>2010-09-13T17:05:45</meta:print-date>
    <meta:document-statistic meta:table-count="1" meta:image-count="2" meta:object-count="0" meta:page-count="1" meta:paragraph-count="17" meta:word-count="377" meta:character-count="2324" meta:non-whitespace-character-count="1964"/>
  </office:meta>
</office:document-meta>
</file>